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32pt" fo:font-weight="bold" officeooo:rsid="001c0840" officeooo:paragraph-rsid="001c0840" style:font-size-asian="32pt" style:font-weight-asian="bold" style:font-size-complex="32pt" style:font-weight-complex="bold"/>
    </style:style>
    <style:style style:name="P2" style:family="paragraph" style:parent-style-name="Standard">
      <style:text-properties style:font-name="Liberation Sans" fo:font-size="15pt" fo:font-weight="bold" officeooo:rsid="001c0840" officeooo:paragraph-rsid="001c0840" style:font-size-asian="15pt" style:font-weight-asian="bold" style:font-size-complex="15pt" style:font-weight-complex="bold"/>
    </style:style>
    <style:style style:name="P3" style:family="paragraph" style:parent-style-name="Standard">
      <style:text-properties style:font-name="Liberation Sans" fo:font-size="15pt" fo:font-weight="normal" officeooo:rsid="001c0840" officeooo:paragraph-rsid="002fb596" style:font-size-asian="15pt" style:font-weight-asian="normal" style:font-size-complex="15pt" style:font-weight-complex="normal"/>
    </style:style>
    <style:style style:name="P4" style:family="paragraph" style:parent-style-name="Standard">
      <style:text-properties fo:color="#000000" style:font-name="Liberation Sans" fo:font-size="10pt" fo:font-weight="bold" officeooo:rsid="003192f4" officeooo:paragraph-rsid="003192f4" fo:background-color="#eeeeee" style:font-size-asian="10pt" style:font-weight-asian="bold" style:font-size-complex="10pt" style:font-weight-complex="bold"/>
    </style:style>
    <style:style style:name="P5" style:family="paragraph" style:parent-style-name="Standard">
      <style:text-properties fo:color="#000000" style:font-name="Liberation Serif" fo:font-size="10pt" fo:font-weight="normal" officeooo:rsid="0033109e" officeooo:paragraph-rsid="0033109e" fo:background-color="#eeeeee" style:font-size-asian="10pt" style:font-weight-asian="normal" style:font-size-complex="10pt" style:font-weight-complex="normal"/>
    </style:style>
    <style:style style:name="P6" style:family="paragraph" style:parent-style-name="Standard">
      <style:text-properties fo:color="#000000" style:font-name="Lucida Console" fo:font-size="8pt" fo:font-weight="normal" officeooo:rsid="002fb596" officeooo:paragraph-rsid="002fb596" fo:background-color="#eeeeee" style:font-size-asian="8pt" style:font-weight-asian="normal" style:font-size-complex="8pt" style:font-weight-complex="normal"/>
    </style:style>
    <style:style style:name="P7" style:family="paragraph" style:parent-style-name="Standard">
      <style:text-properties fo:color="#000000" style:font-name="Lucida Console" fo:font-size="8pt" fo:font-weight="normal" officeooo:rsid="0031897c" officeooo:paragraph-rsid="0031897c" fo:background-color="#eeeeee" style:font-size-asian="8pt" style:font-weight-asian="normal" style:font-size-complex="8pt" style:font-weight-complex="normal"/>
    </style:style>
    <style:style style:name="P8" style:family="paragraph" style:parent-style-name="Standard">
      <style:text-properties style:font-name="Liberation Serif" fo:font-size="10pt" fo:font-weight="normal" officeooo:rsid="001c2280" officeooo:paragraph-rsid="001d99c5" style:font-size-asian="10pt" style:font-weight-asian="normal" style:font-size-complex="10pt" style:font-weight-complex="normal"/>
    </style:style>
    <style:style style:name="P9" style:family="paragraph" style:parent-style-name="Standard">
      <style:text-properties style:font-name="Liberation Serif" fo:font-size="10pt" fo:font-weight="normal" officeooo:rsid="001c2280" officeooo:paragraph-rsid="002a22bd" style:font-size-asian="10pt" style:font-weight-asian="normal" style:font-size-complex="10pt" style:font-weight-complex="normal"/>
    </style:style>
    <style:style style:name="P10" style:family="paragraph" style:parent-style-name="Standard">
      <style:text-properties style:font-name="Liberation Serif" fo:font-size="10pt" fo:font-weight="normal" officeooo:rsid="001c2280" officeooo:paragraph-rsid="002aafb1" style:font-size-asian="10pt" style:font-weight-asian="normal" style:font-size-complex="10pt" style:font-weight-complex="normal"/>
    </style:style>
    <style:style style:name="P11" style:family="paragraph" style:parent-style-name="Standard">
      <style:text-properties style:font-name="Liberation Serif" fo:font-size="10pt" fo:font-weight="normal" officeooo:rsid="001ce6fc" officeooo:paragraph-rsid="0020c03e" style:font-size-asian="10pt" style:font-weight-asian="normal" style:font-size-complex="10pt" style:font-weight-complex="normal"/>
    </style:style>
    <style:style style:name="P12" style:family="paragraph" style:parent-style-name="Standard">
      <style:text-properties style:font-name="Liberation Serif" fo:font-size="10pt" fo:font-weight="normal" officeooo:rsid="001ce6fc" officeooo:paragraph-rsid="0022979e" style:font-size-asian="10pt" style:font-weight-asian="normal" style:font-size-complex="10pt" style:font-weight-complex="normal"/>
    </style:style>
    <style:style style:name="P13" style:family="paragraph" style:parent-style-name="Standard">
      <style:text-properties style:font-name="Liberation Serif" fo:font-size="10pt" fo:font-weight="normal" officeooo:rsid="001ce6fc" officeooo:paragraph-rsid="002aafb1" style:font-size-asian="10pt" style:font-weight-asian="normal" style:font-size-complex="10pt" style:font-weight-complex="normal"/>
    </style:style>
    <style:style style:name="P14" style:family="paragraph" style:parent-style-name="Standard">
      <style:text-properties style:font-name="Liberation Serif" fo:font-size="10pt" fo:font-weight="normal" officeooo:rsid="001ce6fc" officeooo:paragraph-rsid="002fb596" style:font-size-asian="10pt" style:font-weight-asian="normal" style:font-size-complex="10pt" style:font-weight-complex="normal"/>
    </style:style>
    <style:style style:name="P15" style:family="paragraph" style:parent-style-name="Standard">
      <style:text-properties style:font-name="Liberation Serif" fo:font-size="10pt" fo:font-weight="normal" officeooo:rsid="001ce6fc" officeooo:paragraph-rsid="003192f4" style:font-size-asian="10pt" style:font-weight-asian="normal" style:font-size-complex="10pt" style:font-weight-complex="normal"/>
    </style:style>
    <style:style style:name="P16" style:family="paragraph" style:parent-style-name="Standard">
      <style:text-properties style:font-name="Liberation Serif" fo:font-size="10pt" fo:font-weight="normal" officeooo:rsid="002dbd92" officeooo:paragraph-rsid="002fb596" style:font-size-asian="10pt" style:font-weight-asian="normal" style:font-size-complex="10pt" style:font-weight-complex="normal"/>
    </style:style>
    <style:style style:name="P17" style:family="paragraph" style:parent-style-name="Standard">
      <style:text-properties fo:color="#b2b2b2" style:font-name="Liberation Serif" fo:font-size="10pt" fo:font-weight="normal" officeooo:rsid="0025e0a7" officeooo:paragraph-rsid="001d99c5" style:font-size-asian="10pt" style:font-weight-asian="normal" style:font-size-complex="10pt" style:font-weight-complex="normal"/>
    </style:style>
    <style:style style:name="T1" style:family="text">
      <style:text-properties fo:color="#666666"/>
    </style:style>
    <style:style style:name="T2" style:family="text">
      <style:text-properties fo:color="#000000"/>
    </style:style>
    <style:style style:name="T3" style:family="text">
      <style:text-properties fo:color="#000000" officeooo:rsid="001ce6fc"/>
    </style:style>
    <style:style style:name="T4" style:family="text">
      <style:text-properties fo:color="#000000" officeooo:rsid="001d99c5"/>
    </style:style>
    <style:style style:name="T5" style:family="text">
      <style:text-properties fo:color="#000000" fo:font-weight="bold" officeooo:rsid="0020c03e" style:font-weight-asian="bold" style:font-weight-complex="bold"/>
    </style:style>
    <style:style style:name="T6" style:family="text">
      <style:text-properties fo:color="#000000" fo:font-weight="bold" officeooo:rsid="002948f5" style:font-weight-asian="bold" style:font-weight-complex="bold"/>
    </style:style>
    <style:style style:name="T7" style:family="text">
      <style:text-properties fo:color="#000000" officeooo:rsid="001ede6e"/>
    </style:style>
    <style:style style:name="T8" style:family="text">
      <style:text-properties fo:color="#000000" officeooo:rsid="0020c03e"/>
    </style:style>
    <style:style style:name="T9" style:family="text">
      <style:text-properties fo:color="#000000" officeooo:rsid="0022979e"/>
    </style:style>
    <style:style style:name="T10" style:family="text">
      <style:text-properties fo:color="#000000" officeooo:rsid="0025a1f0"/>
    </style:style>
    <style:style style:name="T11" style:family="text">
      <style:text-properties fo:color="#000000" officeooo:rsid="0025e0a7"/>
    </style:style>
    <style:style style:name="T12" style:family="text">
      <style:text-properties fo:color="#000000" style:font-name="Lucida Console" fo:font-size="8pt" officeooo:rsid="002fb596" fo:background-color="#eeeeee" loext:char-shading-value="0" style:font-size-asian="8pt" style:font-size-complex="8pt"/>
    </style:style>
    <style:style style:name="T13" style:family="text">
      <style:text-properties fo:color="#000000" officeooo:rsid="0027dbf4"/>
    </style:style>
    <style:style style:name="T14" style:family="text">
      <style:text-properties fo:color="#000000" officeooo:rsid="002948f5"/>
    </style:style>
    <style:style style:name="T15" style:family="text">
      <style:text-properties fo:color="#000000" officeooo:rsid="002a22bd"/>
    </style:style>
    <style:style style:name="T16" style:family="text">
      <style:text-properties fo:color="#000000" officeooo:rsid="002aafb1"/>
    </style:style>
    <style:style style:name="T17" style:family="text">
      <style:text-properties fo:color="#000000" officeooo:rsid="002c41f8"/>
    </style:style>
    <style:style style:name="T18" style:family="text">
      <style:text-properties fo:color="#000000" officeooo:rsid="002dbd92"/>
    </style:style>
    <style:style style:name="T19" style:family="text">
      <style:text-properties fo:color="#000000" officeooo:rsid="002fb596"/>
    </style:style>
    <style:style style:name="T20" style:family="text">
      <style:text-properties fo:color="#000000" style:font-name="Liberation Sans" fo:font-weight="bold" officeooo:rsid="002fb596" style:font-weight-asian="bold" style:font-weight-complex="bold"/>
    </style:style>
    <style:style style:name="T21" style:family="text">
      <style:text-properties fo:color="#000000" officeooo:rsid="0031897c"/>
    </style:style>
    <style:style style:name="T22" style:family="text">
      <style:text-properties fo:color="#000000" officeooo:rsid="003192f4"/>
    </style:style>
    <style:style style:name="T23" style:family="text">
      <style:text-properties fo:font-weight="bold" style:font-weight-asian="bold" style:font-weight-complex="bold"/>
    </style:style>
    <style:style style:name="T24" style:family="text">
      <style:text-properties style:font-name="Lucida Console" fo:font-size="8pt" officeooo:rsid="002fb596" style:font-size-asian="8pt" style:font-size-complex="8pt"/>
    </style:style>
    <style:style style:name="T25" style:family="text">
      <style:text-properties officeooo:rsid="002a22bd"/>
    </style:style>
    <style:style style:name="T26" style:family="text">
      <style:text-properties officeooo:rsid="002fb596"/>
    </style:style>
    <style:style style:name="T27" style:family="text">
      <style:text-properties officeooo:rsid="0031897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E A SYNTHESIZER WITH WEB AUDIO</text:p>
      <text:p text:style-name="P2">Mark Hynes <text:span text:style-name="T1">explains how to use the Web Audio API to create a browser based virtual instrument </text:span></text:p>
      <text:p text:style-name="P2"/>
      <text:p text:style-name="P9"><text:span text:style-name="T10">In</text:span><text:span text:style-name="T3"> </text:span><text:span text:style-name="T10">this tutorial, we are going to use Javascript to create a web based synthesizer instrument that can be played with the computer keyboard or a MIDI device. The Web Audio API will be used for sound generation, jQuery will handle events like button clicks </text:span><text:span text:style-name="T11">and we'll use a bit of </text:span><text:span text:style-name="T10">handlebars.js (handlebarsjs.com/) </text:span><text:span text:style-name="T11">to help out with the HTML templates. <text:s/></text:span></text:p>
      <text:p text:style-name="P9"><text:span text:style-name="T11"><text:line-break/>All of the files for this tutorial can be found in the Github repository (github.com/errozero/poly-synth) </text:span></text:p>
      <text:p text:style-name="P9"><text:span text:style-name="T25">There are no special build tools required so it's really simple to get up and running, just download the files, place them on your local server and you are ready to go. <text:s text:c="2"/></text:span><text:span text:style-name="T11">It would be a good idea to </text:span><text:span text:style-name="T15">have the files open</text:span><text:span text:style-name="T11"> whilst reading the article as only the main points will be covered </text:span><text:span text:style-name="T15">in detail </text:span><text:span text:style-name="T21">and the code samples will be shortened</text:span><text:span text:style-name="T11">. </text:span></text:p>
      <text:p text:style-name="P17"/>
      <text:p text:style-name="P8"/>
      <text:p text:style-name="P10"><text:span text:style-name="T18">First of all, let's take a quick look at the structure of the app. </text:span><text:span text:style-name="T3">There are</text:span><text:span text:style-name="T2"> three main Javascript files </text:span><text:span text:style-name="T4">in this </text:span><text:span text:style-name="T13">project, </text:span><text:span text:style-name="T15">t</text:span><text:span text:style-name="T13">hey </text:span><text:span text:style-name="T14">each </text:span><text:span text:style-name="T13">work in a similar way to a class would work in other languages </text:span><text:span text:style-name="T14">and can all access the properties and methods within the others. </text:span></text:p>
      <text:p text:style-name="P10"/>
      <text:p text:style-name="P10"><text:span text:style-name="T14">The </text:span><text:span text:style-name="T6">app.js</text:span><text:span text:style-name="T14"> file is </text:span><text:span text:style-name="T16">the </text:span><text:span text:style-name="T14">where our application begins,</text:span><text:span text:style-name="T16"> </text:span><text:span text:style-name="T14">the init() function in here is called immediately upon load, </text:span><text:span text:style-name="T16">it</text:span><text:span text:style-name="T14"> is used to </text:span><text:span text:style-name="T3">initialise everything else </text:span><text:span text:style-name="T13">and create an instance of the synthesizer</text:span><text:span text:style-name="T3">. </text:span></text:p>
      <text:p text:style-name="P10"/>
      <text:p text:style-name="P13"><text:span text:style-name="T8">The </text:span><text:span text:style-name="T5">ui.js</text:span><text:span text:style-name="T8"> file handles all of the user input, like a </text:span><text:span text:style-name="T16">knob</text:span><text:span text:style-name="T8"> movement, or a key press from the keyboard </text:span><text:span text:style-name="T9">and </text:span><text:span text:style-name="T16">forwards</text:span><text:span text:style-name="T9"> those those messages in to the synth </text:span><text:span text:style-name="T16">object</text:span><text:span text:style-name="T9">. </text:span><text:span text:style-name="T8">It's also responsible for updating the user interface when required (after loading a preset for example). </text:span><text:span text:style-name="T9">Keeping the user input completely separate from the synth means that it will be easy to </text:span><text:span text:style-name="T16">expand the app </text:span><text:span text:style-name="T17">and </text:span><text:span text:style-name="T9">create more instruments in the future which can be </text:span><text:span text:style-name="T18">controlled</text:span><text:span text:style-name="T9"> via the same ui.js file.</text:span></text:p>
      <text:p text:style-name="P11"/>
      <text:p text:style-name="P13"><text:span text:style-name="T8">The </text:span><text:span text:style-name="T5">synth.instrument.js</text:span><text:span text:style-name="T8"> </text:span><text:span text:style-name="T9">file is the main file we will be looking at and contains all of the sound </text:span><text:span text:style-name="T18">generation</text:span><text:span text:style-name="T9"> code. <text:line-break/></text:span><text:span text:style-name="T16">This</text:span><text:span text:style-name="T14"> is different to the other two </text:span><text:span text:style-name="T16">files </text:span><text:span text:style-name="T14">as it is a prototype object which means multiple instances can be created, this will be useful if the app is to be extended to support more than one instrument.</text:span></text:p>
      <text:p text:style-name="P12"/>
      <text:p text:style-name="P16">You'll notice that the <text:span text:style-name="T23">index.html</text:span> file is very minimal and contains almost no HTML, just a single div element that our <text:span text:style-name="T26">synth</text:span> will be placed into. The HTML <text:span text:style-name="T26">and CSS </text:span>for the synth is within a Handlebars template called <text:span text:style-name="T23">synth.view.html</text:span> and is pulled in via ajax when an instance of the synth is created. This makes it a lot easier to create new instruments for the app in the future. Using Handlebars allows us to pass data in to the template and use loops for repeating sections of HTML. <text:span text:style-name="T26">Check out the Handlebars website if you've never used it before (handlebarsjs.com).</text:span></text:p>
      <text:p text:style-name="P14"><text:span text:style-name="T7"><text:line-break/></text:span></text:p>
      <text:p text:style-name="P15"><text:span text:style-name="T20">AUDIO CONTEXT</text:span><text:span text:style-name="T7"><text:line-break/>The first step in creating a web audio app is to create an </text:span><text:span text:style-name="T22">AudioContext</text:span><text:span text:style-name="T7"> </text:span><text:span text:style-name="T22">object</text:span><text:span text:style-name="T7">. The </text:span><text:span text:style-name="T22">AudioContext</text:span><text:span text:style-name="T7"> is used to create building blocks called nodes allow</text:span><text:span text:style-name="T19">ing</text:span><text:span text:style-name="T7"> </text:span><text:span text:style-name="T8">us to create</text:span><text:span text:style-name="T7"> things like oscillators and filters </text:span><text:span text:style-name="T22">which can be connected together in different ways to manipulate the sound passing through them</text:span><text:span text:style-name="T7">. It also keeps a precise track of time which can be used to schedule events, like a volume fade </text:span><text:span text:style-name="T8">starting in 3 seconds and </text:span><text:span text:style-name="T7">lasting 2 seconds for exampl</text:span><text:span text:style-name="T19">e.</text:span></text:p>
      <text:p text:style-name="P14"/>
      <text:p text:style-name="P14"><text:span text:style-name="T19">The audio context in this </text:span><text:span text:style-name="T22">project</text:span><text:span text:style-name="T19"> is created within the app.js file</text:span><text:span text:style-name="T7">, </text:span><text:span text:style-name="T19">this is then passed in to the synth object on creation:</text:span></text:p>
      <text:p text:style-name="P3"><text:span text:style-name="T24"><text:line-break/></text:span><text:span text:style-name="T12">var app = {</text:span></text:p>
      <text:p text:style-name="P6"><text:tab/></text:p>
      <text:p text:style-name="P6"><text:tab/>context: new (window.AudioContext || window.webkitAudioContext)(),</text:p>
      <text:p text:style-name="P6"><text:tab/><text:span text:style-name="T27">synth: null,</text:span></text:p>
      <text:p text:style-name="P6"/>
      <text:p text:style-name="P6"><text:tab/>init: function(){</text:p>
      <text:p text:style-name="P6"><text:tab/><text:tab/>ui.init();</text:p>
      <text:p text:style-name="P6"><text:tab/><text:tab/>app.createSynth();</text:p>
      <text:p text:style-name="P6"><text:tab/>},</text:p>
      <text:p text:style-name="P6"/>
      <text:p text:style-name="P6"><text:tab/>createSynth: function(){</text:p>
      <text:p text:style-name="P6"><text:tab/><text:tab/>app.synth = new synth(<text:span text:style-name="T27">{</text:span>context: app.context});</text:p>
      <text:p text:style-name="P6"><text:tab/>}<text:line-break/></text:p>
      <text:p text:style-name="P7">}</text:p>
      <text:p text:style-name="P7"/>
      <text:p text:style-name="P4"><text:soft-page-break/>SYNTH</text:p>
      <text:p text:style-name="P5">When the synth object is crea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47:24.128000000</meta:creation-date>
    <dc:date>2017-02-14T18:34:38.388000000</dc:date>
    <meta:editing-duration>PT41M34S</meta:editing-duration>
    <meta:editing-cycles>5</meta:editing-cycles>
    <meta:generator>LibreOffice/4.3.1.2$Windows_x86 LibreOffice_project/958349dc3b25111dbca392fbc281a05559ef6848</meta:generator>
    <meta:document-statistic meta:table-count="0" meta:image-count="0" meta:object-count="0" meta:page-count="2" meta:paragraph-count="27" meta:word-count="619" meta:character-count="3572" meta:non-whitespace-character-count="2950"/>
  </office:meta>
</office:document-meta>
</file>